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8cm" svg:y="0.2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cm" svg:y="4.8cm">
          <draw:text-box>
            <text:p><text:span text:style-name="T1">i</text:span></text:p>
          </draw:text-box>
        </draw:frame>
        <draw:frame draw:style-name="gr3" draw:text-style-name="P2" draw:layer="layout" svg:width="14.996cm" svg:height="8.435cm" svg:x="0.004cm" svg:y="1.0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6-01-23T14:59:39.125985321</dc:date>
    <meta:editing-duration>PT5M34S</meta:editing-duration>
    <meta:editing-cycles>26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6" chart:maximum="6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97cm" svg:height="8.436cm" xlink:href="." xlink:type="simple" chart:class="chart:scatter" chart:style-name="ch1">
        <chart:plot-area chart:style-name="ch2" chart:data-source-has-labels="both" svg:x="0.299cm" svg:y="0.168cm" svg:width="14.399cm" svg:height="8.1cm">
          <chart:coordinate-region svg:x="0.445cm" svg:y="0.367cm" svg:width="14.159cm" svg:height="7.702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3.83569709865255">
                <text:p>3.835697098652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3.02720998123171">
                <text:p>3.02720998123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0.564480032239469">
                <text:p>-0.564480032239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3.63718970730273">
                <text:p>-3.63718970730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3.36588393923159">
                <text:p>-3.36588393923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.36588393923159">
                <text:p>3.36588393923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.63718970730273">
                <text:p>3.637189707302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564480032239469">
                <text:p>0.5644800322394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3.02720998123171">
                <text:p>-3.02720998123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3.83569709865255">
                <text:p>-3.83569709865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